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justify"/>
    </style:style>
    <style:style style:name="T1" style:family="text">
      <style:text-properties fo:font-size="12pt"/>
    </style:style>
    <style:style style:name="gr1" style:family="graphic">
      <style:graphic-properties draw:marker-end="Arrowheads_20_1" draw:fill-color="#ffffff" draw:textarea-horizontal-align="center" draw:textarea-vertical-align="middl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2.593cm" fo:min-width="8.6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fill-color="#ffffff" draw:textarea-horizontal-align="justify" draw:textarea-vertical-align="middle" draw:auto-grow-height="false" fo:min-height="2.277cm" fo:min-width="6.7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fill-color="#ffffff" draw:textarea-horizontal-align="justify" draw:textarea-vertical-align="middle" draw:auto-grow-height="false" fo:min-height="2.566cm" fo:min-width="8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fill-color="#ffffff" draw:textarea-horizontal-align="justify" draw:textarea-vertical-align="middle" draw:auto-grow-height="false" fo:min-height="2.566cm" fo:min-width="8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heads_20_1" draw:fill-color="#ffffff" draw:textarea-horizontal-align="justify" draw:textarea-vertical-align="middle" draw:auto-grow-height="false" fo:min-height="1.182cm" fo:min-width="0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s_20_1" draw:fill-color="#ffffff" draw:textarea-horizontal-align="justify" draw:textarea-vertical-align="middle" draw:auto-grow-height="false" fo:min-height="1.067cm" fo:min-width="1.1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heads_20_1" draw:fill-color="#ffffff" draw:textarea-horizontal-align="justify" draw:textarea-vertical-align="middle" draw:auto-grow-height="false" fo:min-height="1.51cm" fo:min-width="2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heads_20_1" draw:fill-color="#ffffff" draw:textarea-horizontal-align="justify" draw:textarea-vertical-align="middle" draw:auto-grow-height="false" fo:min-height="2.54cm" fo:min-width="6.2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fill-color="#ffffff" draw:textarea-horizontal-align="justify" draw:textarea-vertical-align="middle" draw:auto-grow-height="false" fo:min-height="2.566cm" fo:min-width="6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Arrowheads_20_1" draw:fill-color="#ffffff" draw:textarea-horizontal-align="justify" draw:textarea-vertical-align="middle" draw:auto-grow-height="false" fo:min-height="2.805cm" fo:min-width="6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end="Arrowheads_20_1" draw:fill-color="#ffffff" draw:textarea-horizontal-align="justify" draw:textarea-vertical-align="middle" draw:auto-grow-height="false" fo:min-height="1.028cm" fo:min-width="1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Arrowheads_20_1" draw:fill-color="#ffffff" draw:textarea-horizontal-align="justify" draw:textarea-vertical-align="middle" draw:auto-grow-height="false" fo:min-height="2.355cm" fo:min-width="8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s_20_1" draw:fill-color="#ffffff" draw:textarea-horizontal-align="justify" draw:textarea-vertical-align="middle" draw:auto-grow-height="false" fo:min-height="1.469cm" fo:min-width="6.8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Arrowheads_20_1" draw:fill-color="#ffffff" draw:textarea-horizontal-align="justify" draw:textarea-vertical-align="middle" draw:auto-grow-height="false" fo:min-height="2.884cm" fo:min-width="9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Arrowheads_20_1" draw:fill-color="#ffffff" draw:textarea-horizontal-align="justify" draw:textarea-vertical-align="middle" draw:auto-grow-height="false" fo:min-height="1.102cm" fo:min-width="1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Arrowheads_20_1" draw:fill-color="#ffffff" draw:textarea-horizontal-align="justify" draw:textarea-vertical-align="middle" draw:auto-grow-height="false" fo:min-height="1.582cm" fo:min-width="5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end="Arrowheads_20_1" draw:fill-color="#ffffff" draw:textarea-horizontal-align="justify" draw:textarea-vertical-align="middle" draw:auto-grow-height="false" fo:min-height="3.201cm" fo:min-width="9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Arrowheads_20_1" draw:fill-color="#ffffff" draw:textarea-horizontal-align="justify" draw:textarea-vertical-align="middle" draw:auto-grow-height="false" fo:min-height="3.307cm" fo:min-width="9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Arrowheads_20_1" draw:fill-color="#ffffff" draw:textarea-horizontal-align="justify" draw:textarea-vertical-align="middle" draw:auto-grow-height="false" fo:min-height="3.069cm" fo:min-width="9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marker-end="Arrowheads_20_3" draw:fill-color="#ffffff" draw:textarea-horizontal-align="justify" draw:textarea-vertical-align="middle" draw:auto-grow-height="false" fo:min-height="1.048cm" fo:min-width="1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marker-end="Arrowheads_20_1" draw:fill-color="#ffffff" draw:textarea-horizontal-align="justify" draw:textarea-vertical-align="middle" draw:auto-grow-height="false" fo:min-height="2.967cm" fo:min-width="7.1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marker-end="Arrowheads_20_1" draw:fill-color="#ffffff" draw:textarea-horizontal-align="justify" draw:textarea-vertical-align="middle" draw:auto-grow-height="false" fo:min-height="1.998cm" fo:min-width="2.5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marker-end="Arrowheads_20_1" draw:fill-color="#ffffff" draw:textarea-horizontal-align="justify" draw:textarea-vertical-align="middle" draw:auto-grow-height="false" fo:min-height="1.773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marker-end="Arrowheads_20_1" draw:fill-color="#ffffff" draw:textarea-horizontal-align="justify" draw:textarea-vertical-align="middle" draw:auto-grow-height="false" fo:min-height="2.672cm" fo:min-width="7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marker-end="Arrowheads_20_1" draw:fill-color="#ffffff" draw:textarea-horizontal-align="justify" draw:textarea-vertical-align="middle" draw:auto-grow-height="false" fo:min-height="1.087cm" fo:min-width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marker-end="Arrowheads_20_1" draw:fill-color="#ffffff" draw:textarea-horizontal-align="justify" draw:textarea-vertical-align="middle" draw:auto-grow-height="false" fo:min-height="1.012cm" fo:min-width="1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marker-end="Arrowheads_20_1" draw:fill-color="#ffffff" draw:textarea-horizontal-align="justify" draw:textarea-vertical-align="middle" draw:auto-grow-height="false" fo:min-height="1.905cm" fo:min-width="5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marker-end="Arrowheads_20_1" draw:fill-color="#ffffff" draw:textarea-horizontal-align="justify" draw:textarea-vertical-align="middle" draw:auto-grow-height="false" fo:min-height="1.746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marker-end="Arrowheads_20_1" draw:fill-color="#ffffff" draw:textarea-horizontal-align="justify" draw:textarea-vertical-align="middle" draw:auto-grow-height="false" fo:min-height="1.826cm" fo:min-width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marker-end="Arrowheads_20_1" draw:fill-color="#ffffff" draw:textarea-horizontal-align="justify" draw:textarea-vertical-align="middle" draw:auto-grow-height="false" fo:min-height="1.827cm" fo:min-width="5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marker-end="Arrowheads_20_1" draw:fill-color="#ffffff" draw:textarea-horizontal-align="justify" draw:textarea-vertical-align="middle" draw:auto-grow-height="false" fo:min-height="1.443cm" fo:min-width="3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marker-end="Arrowheads_20_1" draw:fill-color="#ffffff" draw:textarea-horizontal-align="justify" draw:textarea-vertical-align="middle" draw:auto-grow-height="false" fo:min-height="1.141cm" fo:min-width="3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/text:p>
      <text:p text:style-name="Standard"/>
      <text:p text:style-name="Standard"><draw:ellipse text:anchor-type="paragraph" draw:z-index="0" draw:name="Shape1" draw:style-name="gr1" draw:text-style-name="P3" svg:width="6.511cm" svg:height="1.802cm" svg:x="4.741cm" svg:y="0.266cm" draw:kind="cut" draw:start-angle="284.88" draw:end-angle="272.35"><text:p text:style-name="P2"><text:span text:style-name="T1">START</text:span></text:p></draw:ellipse></text:p>
      <text:p text:style-name="Standard"/>
      <text:p text:style-name="Standard"/>
      <text:p text:style-name="Standard"><draw:custom-shape text:anchor-type="paragraph" draw:z-index="1" draw:name="Shape3" draw:style-name="gr2" draw:text-style-name="P5" svg:width="8.653cm" svg:height="2.594cm" svg:x="3.764cm" svg:y="2.441cm"><text:p text:style-name="P4">Setting up the Watchdog period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" draw:name="Shape2" draw:style-name="gr3" draw:text-style-name="P2" svg:x1="7.997cm" svg:y1="0.669cm" svg:x2="7.997cm" svg:y2="2.47cm"><text:p/></draw:line><draw:line text:anchor-type="paragraph" draw:z-index="3" draw:name="Shape4" draw:style-name="gr3" draw:text-style-name="P2" svg:x1="7.865cm" svg:y1="5.061cm" svg:x2="7.865cm" svg:y2="6.675cm"><text:p/></draw:line><draw:custom-shape text:anchor-type="paragraph" draw:z-index="4" draw:name="Shape5" draw:style-name="gr4" draw:text-style-name="P5" svg:width="11.166cm" svg:height="2.276cm" svg:x="2.468cm" svg:y="6.675cm"><text:p>Configure the port 2, port 3,</text:p><text:p>Port 7, port 6, port 8 and their </text:p><text:p>Respective Open Drain Control Register </text:p><text:p>&amp; Direction Control Register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" draw:name="Shape4" draw:style-name="gr3" draw:text-style-name="P6" svg:x1="7.892cm" svg:y1="8.949cm" svg:x2="7.892cm" svg:y2="10.564cm"><text:p/></draw:line><draw:custom-shape text:anchor-type="paragraph" draw:z-index="6" draw:name="Shape6" draw:style-name="gr5" draw:text-style-name="P7" svg:width="8.494cm" svg:height="2.567cm" svg:x="2.97cm" svg:y="10.617cm"><text:p text:style-name="P2"><text:span text:style-name="T1">Configure SPI Bus master port</text:span></text:p><draw:enhanced-geometry svg:viewBox="0 0 21600 21600" draw:type="rectangle" draw:enhanced-path="M 0 0 L 21600 0 21600 21600 0 21600 0 0 Z N"/></draw:custom-shape><draw:line text:anchor-type="paragraph" draw:z-index="7" draw:name="Shape4" draw:style-name="gr3" draw:text-style-name="P2" svg:x1="7.892cm" svg:y1="13.183cm" svg:x2="7.892cm" svg:y2="14.797cm"><text:p/></draw:line><draw:custom-shape text:anchor-type="paragraph" draw:z-index="8" draw:name="Shape6" draw:style-name="gr6" draw:text-style-name="P3" svg:width="8.573cm" svg:height="2.567cm" svg:x="3.103cm" svg:y="14.85cm"><text:p text:style-name="P2"><text:span text:style-name="T1">The Watchdog is activated &amp; launched</text:span></text:p><draw:enhanced-geometry svg:viewBox="0 0 21600 21600" draw:type="rectangle" draw:enhanced-path="M 0 0 L 21600 0 21600 21600 0 21600 0 0 Z N"/></draw:custom-shape><draw:line text:anchor-type="paragraph" draw:z-index="9" draw:name="Shape4" draw:style-name="gr3" draw:text-style-name="P2" svg:x1="7.892cm" svg:y1="17.417cm" svg:x2="7.892cm" svg:y2="19.031cm"><text:p/></draw:line><draw:custom-shape text:anchor-type="paragraph" draw:z-index="10" draw:name="Shape7" draw:style-name="gr7" draw:text-style-name="P7" svg:width="1.41cm" svg:height="1.673cm" svg:x="7.124cm" svg:y="19.189cm"><text:p text:style-name="P2"><text:span text:style-name="T1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1"><draw:custom-shape text:anchor-type="paragraph" draw:z-index="11" draw:name="Shape8" draw:style-name="gr8" draw:text-style-name="P7" svg:width="1.564cm" svg:height="1.512cm" svg:x="7.362cm" svg:y="-0.318cm"><text:p text:style-name="P2"><text:span text:style-name="T1">1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2" draw:name="Shape9" draw:style-name="gr9" draw:text-style-name="P7" svg:width="5.372cm" svg:height="3.017cm" svg:x="5.431cm" svg:y="2.937cm"><text:p><text:span text:style-name="T1">MEM_TEST macro </text:span></text:p><text:p><text:span text:style-name="T1">Defined 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3" draw:name="Shape11" draw:style-name="gr10" draw:text-style-name="P5" svg:width="6.218cm" svg:height="2.541cm" svg:x="5.193cm" svg:y="7.223cm"><text:p text:style-name="P2">Checking RAM </text:p><text:p text:style-name="P2">(here we get update Error code)</text:p><draw:enhanced-geometry svg:viewBox="0 0 21600 21600" draw:type="rectangle" draw:enhanced-path="M 0 0 L 21600 0 21600 21600 0 21600 0 0 Z N"/></draw:custom-shape><draw:custom-shape text:anchor-type="paragraph" draw:z-index="14" draw:name="Shape12" draw:style-name="gr11" draw:text-style-name="P5" svg:width="6.43cm" svg:height="2.567cm" svg:x="5.299cm" svg:y="11.509cm"><text:p text:style-name="P2">Checking flash</text:p><text:p/><draw:enhanced-geometry svg:viewBox="0 0 21600 21600" draw:type="rectangle" draw:enhanced-path="M 0 0 L 21600 0 21600 21600 0 21600 0 0 Z N"/></draw:custom-shape><draw:custom-shape text:anchor-type="paragraph" draw:z-index="15" draw:name="Shape13" draw:style-name="gr12" draw:text-style-name="P5" svg:width="6.536cm" svg:height="2.805cm" svg:x="5.193cm" svg:y="15.796cm"><text:p text:style-name="P2">Checking Reference Volatage</text:p><draw:enhanced-geometry svg:viewBox="0 0 21600 21600" draw:type="rectangle" draw:enhanced-path="M 0 0 L 21600 0 21600 21600 0 21600 0 0 Z N"/></draw:custom-shape><draw:custom-shape text:anchor-type="paragraph" draw:z-index="16" draw:name="Shape8" draw:style-name="gr8" draw:text-style-name="P7" svg:width="1.564cm" svg:height="1.512cm" svg:x="7.362cm" svg:y="20.346cm"><text:p text:style-name="P2"><text:span text:style-name="T1">2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17" draw:name="Shape14" draw:style-name="gr3" draw:text-style-name="P2" svg:x1="8.077cm" svg:y1="1.194cm" svg:x2="8.183cm" svg:y2="3.095cm"><text:p/></draw:line><draw:line text:anchor-type="paragraph" draw:z-index="18" draw:name="Shape14" draw:style-name="gr3" draw:text-style-name="P2" svg:x1="8.05cm" svg:y1="5.821cm" svg:x2="8.156cm" svg:y2="7.223cm"><text:p/></draw:line><draw:line text:anchor-type="paragraph" draw:z-index="19" draw:name="Shape14" draw:style-name="gr3" draw:text-style-name="P2" svg:x1="8.236cm" svg:y1="9.763cm" svg:x2="8.236cm" svg:y2="11.509cm"><text:p/></draw:line><draw:line text:anchor-type="paragraph" draw:z-index="20" draw:name="Shape14" draw:style-name="gr3" draw:text-style-name="P2" svg:x1="8.183cm" svg:y1="14.076cm" svg:x2="8.183cm" svg:y2="15.822cm"><text:p/></draw:line><draw:line text:anchor-type="paragraph" draw:z-index="21" draw:name="Shape14" draw:style-name="gr3" draw:text-style-name="P2" svg:x1="8.262cm" svg:y1="18.6cm" svg:x2="8.262cm" svg:y2="20.346cm"><text:p/></draw:line></text:p>
      <text:p text:style-name="P1"><draw:custom-shape text:anchor-type="paragraph" draw:z-index="22" draw:name="Shape10" draw:style-name="gr13" draw:text-style-name="P5" svg:width="1.694cm" svg:height="1.456cm" svg:x="7.151cm" svg:y="0.993cm"><text:p text:style-name="P2">2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23" draw:name="Shape15" draw:style-name="gr14" draw:text-style-name="P5" svg:width="8.018cm" svg:height="2.356cm" svg:x="4.426cm" svg:y="4.724cm"><text:p text:style-name="P2">Hold the watchdog during Initialization</text:p><draw:enhanced-geometry svg:viewBox="0 0 21600 21600" draw:type="rectangle" draw:enhanced-path="M 0 0 L 21600 0 21600 21600 0 21600 0 0 Z N"/></draw:custom-shape><draw:custom-shape text:anchor-type="paragraph" draw:z-index="24" draw:name="Shape16" draw:style-name="gr15" draw:text-style-name="P7" svg:width="10.956cm" svg:height="2.333cm" svg:x="1.859cm" svg:y="9.146cm"><text:p text:style-name="P2"><text:span text:style-name="T1">Initialisation of RTC FIFO</text:span></text:p><text:p text:style-name="P2"><text:span text:style-name="T1">Initialisation of EEPROM FIFO</text:span></text:p><text:p text:style-name="P2"><text:span text:style-name="T1">Initialisation of TIMER FIFO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5" draw:name="Shape17" draw:style-name="gr16" draw:text-style-name="P5" svg:width="9.393cm" svg:height="2.885cm" svg:x="3.076cm" svg:y="13.481cm"><text:p text:style-name="P2">Enable program status word to allow all the interrupts</text:p><draw:enhanced-geometry svg:viewBox="0 0 21600 21600" draw:type="rectangle" draw:enhanced-path="M 0 0 L 21600 0 21600 21600 0 21600 0 0 Z N"/></draw:custom-shape><draw:custom-shape text:anchor-type="paragraph" draw:z-index="26" draw:name="Shape10" draw:style-name="gr13" draw:text-style-name="P5" svg:width="1.694cm" svg:height="1.456cm" svg:x="6.86cm" svg:y="18.217cm"><text:p text:style-name="P2">3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27" draw:name="Shape18" draw:style-name="gr3" draw:text-style-name="P2" svg:x1="7.812cm" svg:y1="7.078cm" svg:x2="7.812cm" svg:y2="9.145cm"><text:p/></draw:line><draw:line text:anchor-type="paragraph" draw:z-index="28" draw:name="Shape18" draw:style-name="gr3" draw:text-style-name="P2" svg:x1="7.732cm" svg:y1="16.365cm" svg:x2="7.706cm" svg:y2="18.088cm"><text:p/></draw:line><draw:line text:anchor-type="paragraph" draw:z-index="29" draw:name="Shape18" draw:style-name="gr3" draw:text-style-name="P2" svg:x1="7.918cm" svg:y1="2.448cm" svg:x2="7.892cm" svg:y2="4.723cm"><text:p/></draw:line><draw:line text:anchor-type="paragraph" draw:z-index="30" draw:name="Shape18" draw:style-name="gr3" draw:text-style-name="P2" svg:x1="7.733cm" svg:y1="11.478cm" svg:x2="7.733cm" svg:y2="13.482cm"><text:p/></draw:line></text:p>
      <text:p text:style-name="P1"><draw:custom-shape text:anchor-type="paragraph" draw:z-index="31" draw:name="Shape19" draw:style-name="gr17" draw:text-style-name="P5" svg:width="1.588cm" svg:height="1.562cm" svg:x="6.966cm" svg:y="1.06cm"><text:p text:style-name="P2">3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32" draw:name="Shape20" draw:style-name="gr18" draw:text-style-name="P5" svg:width="8.864cm" svg:height="2.514cm" svg:x="3.314cm" svg:y="5.161cm"><text:p>Initialise the interface function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3" draw:name="Shape21" draw:style-name="gr19" draw:text-style-name="P5" svg:width="9.129cm" svg:height="3.202cm" svg:x="2.838cm" svg:y="9.659cm"><text:p text:style-name="P2">NAND flash memory recognition</text:p><draw:enhanced-geometry svg:viewBox="0 0 21600 21600" draw:type="rectangle" draw:enhanced-path="M 0 0 L 21600 0 21600 21600 0 21600 0 0 Z N"/></draw:custom-shape><draw:custom-shape text:anchor-type="paragraph" draw:z-index="34" draw:name="Shape22" draw:style-name="gr20" draw:text-style-name="P5" svg:width="9.393cm" svg:height="3.308cm" svg:x="2.441cm" svg:y="14.633cm"><text:p text:style-name="P2">NAND flash memory Bad Block detection</text:p><draw:enhanced-geometry svg:viewBox="0 0 21600 21600" draw:type="rectangle" draw:enhanced-path="M 0 0 L 21600 0 21600 21600 0 21600 0 0 Z N"/></draw:custom-shape><draw:custom-shape text:anchor-type="paragraph" draw:z-index="35" draw:name="Shape23" draw:style-name="gr21" draw:text-style-name="P8" svg:width="9.261cm" svg:height="3.07cm" svg:x="2.468cm" svg:y="19.449cm"><text:p text:style-name="P2">The bad block map is loaded into an array</text:p><draw:enhanced-geometry svg:viewBox="0 0 21600 21600" draw:type="rectangle" draw:enhanced-path="M 0 0 L 21600 0 21600 21600 0 21600 0 0 Z N"/></draw:custom-shape><draw:custom-shape text:anchor-type="paragraph" draw:z-index="36" draw:name="Shape24" draw:style-name="gr22" draw:text-style-name="P8" svg:width="1.482cm" svg:height="1.482cm" svg:x="6.304cm" svg:y="24.582cm"><text:p text:style-name="P2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Shape25" draw:style-name="gr3" draw:text-style-name="P2" svg:x1="7.786cm" svg:y1="2.621cm" svg:x2="7.786cm" svg:y2="5.293cm"><text:p/></draw:line><draw:line text:anchor-type="paragraph" draw:z-index="38" draw:name="Shape25" draw:style-name="gr3" draw:text-style-name="P2" svg:x1="7.389cm" svg:y1="7.675cm" svg:x2="7.389cm" svg:y2="9.58cm"><text:p/></draw:line><draw:line text:anchor-type="paragraph" draw:z-index="39" draw:name="Shape25" draw:style-name="gr3" draw:text-style-name="P2" svg:x1="7.23cm" svg:y1="12.861cm" svg:x2="7.23cm" svg:y2="14.581cm"><text:p/></draw:line><draw:line text:anchor-type="paragraph" draw:z-index="40" draw:name="Shape25" draw:style-name="gr3" draw:text-style-name="P2" svg:x1="7.124cm" svg:y1="22.518cm" svg:x2="7.098cm" svg:y2="24.582cm"><text:p/></draw:line><draw:line text:anchor-type="paragraph" draw:z-index="42" draw:name="Shape25" draw:style-name="gr3" draw:text-style-name="P2" svg:x1="7.071cm" svg:y1="17.941cm" svg:x2="7.071cm" svg:y2="19.476cm"><text:p/></draw:line></text:p>
      <text:p text:style-name="P1"><draw:line text:anchor-type="paragraph" draw:z-index="41" draw:name="Shape25" draw:style-name="gr3" draw:text-style-name="P2" svg:x1="7.389cm" svg:y1="1.048cm" svg:x2="7.389cm" svg:y2="2.583cm"><text:p/></draw:line><draw:custom-shape text:anchor-type="paragraph" draw:z-index="43" draw:name="Shape24" draw:style-name="gr22" draw:text-style-name="P8" svg:width="1.482cm" svg:height="1.482cm" svg:x="6.675cm" svg:y="-0.434cm"><text:p text:style-name="P2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26" draw:style-name="gr23" draw:text-style-name="P7" svg:width="7.122cm" svg:height="2.968cm" svg:x="3.605cm" svg:y="2.529cm"><text:p text:style-name="P2"><text:span text:style-name="T1">Check the LEDs, Backlight &amp; Bazzers</text:span></text:p><draw:enhanced-geometry svg:viewBox="0 0 21600 21600" draw:type="rectangle" draw:enhanced-path="M 0 0 L 21600 0 21600 21600 0 21600 0 0 Z N"/></draw:custom-shape><draw:custom-shape text:anchor-type="paragraph" draw:z-index="45" draw:name="Shape27" draw:style-name="gr24" draw:text-style-name="P11" svg:width="5.16cm" svg:height="3.996cm" svg:x="4.32cm" svg:y="7.186cm"><text:p text:style-name="P9">Checking Software</text:p><text:p text:style-name="P10">Versio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6" draw:name="Shape25" draw:style-name="gr3" draw:text-style-name="P2" svg:x1="6.913cm" svg:y1="5.496cm" svg:x2="6.913cm" svg:y2="7.031cm"><text:p/></draw:line><draw:line text:anchor-type="paragraph" draw:z-index="47" draw:name="Shape28" draw:style-name="gr25" draw:text-style-name="P2" svg:x1="9.479cm" svg:y1="9.17cm" svg:x2="11.807cm" svg:y2="9.196cm"><text:p/></draw:line><draw:line text:anchor-type="paragraph" draw:z-index="48" draw:name="Shape29" draw:style-name="gr3" draw:text-style-name="P2" svg:x1="11.807cm" svg:y1="9.197cm" svg:x2="11.886cm" svg:y2="11.208cm"><text:p/></draw:line><draw:custom-shape text:anchor-type="paragraph" draw:z-index="49" draw:name="Shape30" draw:style-name="gr26" draw:text-style-name="P5" svg:width="3.44cm" svg:height="1.773cm" svg:x="10.22cm" svg:y="11.314cm"><text:p text:style-name="P2">Alarm flagset</text:p><draw:enhanced-geometry svg:viewBox="0 0 21600 21600" draw:type="rectangle" draw:enhanced-path="M 0 0 L 21600 0 21600 21600 0 21600 0 0 Z N"/></draw:custom-shape><draw:custom-shape text:anchor-type="paragraph" draw:z-index="50" draw:name="Shape30" draw:style-name="gr26" draw:text-style-name="P5" svg:width="3.44cm" svg:height="1.773cm" svg:x="10.432cm" svg:y="16.552cm"><text:p text:style-name="P2">Enter Infinite loop</text:p><draw:enhanced-geometry svg:viewBox="0 0 21600 21600" draw:type="rectangle" draw:enhanced-path="M 0 0 L 21600 0 21600 21600 0 21600 0 0 Z N"/></draw:custom-shape><draw:custom-shape text:anchor-type="paragraph" draw:z-index="51" draw:name="Shape30" draw:style-name="gr26" draw:text-style-name="P5" svg:width="3.44cm" svg:height="1.773cm" svg:x="10.379cm" svg:y="13.854cm"><text:p text:style-name="P2">Ventilation stops</text:p><draw:enhanced-geometry svg:viewBox="0 0 21600 21600" draw:type="rectangle" draw:enhanced-path="M 0 0 L 21600 0 21600 21600 0 21600 0 0 Z N"/></draw:custom-shape><draw:line text:anchor-type="paragraph" draw:z-index="52" draw:name="Shape31" draw:style-name="gr3" draw:text-style-name="P2" svg:x1="11.94cm" svg:y1="13.086cm" svg:x2="11.94cm" svg:y2="13.853cm"><text:p/></draw:line><draw:line text:anchor-type="paragraph" draw:z-index="53" draw:name="Shape31" draw:style-name="gr3" draw:text-style-name="P2" svg:x1="12.046cm" svg:y1="15.626cm" svg:x2="12.072cm" svg:y2="16.552cm"><text:p/></draw:line><draw:line text:anchor-type="paragraph" draw:z-index="54" draw:name="Shape29" draw:style-name="gr3" draw:text-style-name="P2" svg:x1="6.992cm" svg:y1="11.181cm" svg:x2="6.992cm" svg:y2="19.171cm"><text:p/></draw:line><draw:custom-shape text:anchor-type="paragraph" draw:z-index="55" draw:name="Shape32" draw:style-name="gr27" draw:text-style-name="P5" svg:width="7.224cm" svg:height="2.673cm" svg:x="4.002cm" svg:y="19.172cm"><text:p text:style-name="P2">Call the “AIROX” display</text:p><draw:enhanced-geometry svg:viewBox="0 0 21600 21600" draw:type="rectangle" draw:enhanced-path="M 0 0 L 21600 0 21600 21600 0 21600 0 0 Z N"/></draw:custom-shape><draw:custom-shape text:anchor-type="paragraph" draw:z-index="57" draw:name="Shape33" draw:style-name="gr28" draw:text-style-name="P8" svg:width="1.535cm" svg:height="1.535cm" svg:x="6.913cm" svg:y="23.22cm"><text:p text:style-name="P2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9" draw:name="Shape31" draw:style-name="gr3" draw:text-style-name="P2" svg:x1="7.653cm" svg:y1="21.844cm" svg:x2="7.627cm" svg:y2="23.193cm"><text:p/></draw:line></text:p>
      <text:p text:style-name="P1"><draw:line text:anchor-type="paragraph" draw:z-index="56" draw:name="Shape31" draw:style-name="gr3" draw:text-style-name="P2" svg:x1="8.023cm" svg:y1="10.904cm" svg:x2="7.997cm" svg:y2="11.936cm"><text:p/></draw:line><draw:custom-shape text:anchor-type="paragraph" draw:z-index="58" draw:name="Shape34" draw:style-name="gr29" draw:text-style-name="P8" svg:width="1.43cm" svg:height="1.43cm" svg:x="7.31cm" svg:y="0.533cm"><text:p text:style-name="P2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35" draw:style-name="gr30" draw:text-style-name="P5" svg:width="5.319cm" svg:height="1.906cm" svg:x="5.405cm" svg:y="3.02cm"><text:p text:style-name="P2">Delay of 1sec to let the </text:p><text:p text:style-name="P2">RTC reload</text:p><draw:enhanced-geometry svg:viewBox="0 0 21600 21600" draw:type="rectangle" draw:enhanced-path="M 0 0 L 21600 0 21600 21600 0 21600 0 0 Z N"/></draw:custom-shape><draw:custom-shape text:anchor-type="paragraph" draw:z-index="60" draw:name="Shape36" draw:style-name="gr31" draw:text-style-name="P5" svg:width="5.266cm" svg:height="1.747cm" svg:x="5.537cm" svg:y="6.115cm"><text:p text:style-name="P2">Second phase of interface</text:p><text:p text:style-name="P2">Initialisation to be lauched</text:p><draw:enhanced-geometry svg:viewBox="0 0 21600 21600" draw:type="rectangle" draw:enhanced-path="M 0 0 L 21600 0 21600 21600 0 21600 0 0 Z N"/></draw:custom-shape><draw:custom-shape text:anchor-type="paragraph" draw:z-index="61" draw:name="Shape37" draw:style-name="gr32" draw:text-style-name="P5" svg:width="5.292cm" svg:height="1.826cm" svg:x="5.669cm" svg:y="9.079cm"><text:p text:style-name="P2">DRV_NAND Flash_init()</text:p><draw:enhanced-geometry svg:viewBox="0 0 21600 21600" draw:type="rectangle" draw:enhanced-path="M 0 0 L 21600 0 21600 21600 0 21600 0 0 Z N"/></draw:custom-shape><draw:custom-shape text:anchor-type="paragraph" draw:z-index="62" draw:name="Shape37" draw:style-name="gr32" draw:text-style-name="P8" svg:width="5.292cm" svg:height="1.826cm" svg:x="6.04cm" svg:y="17.731cm"><text:p text:style-name="P2">Main_security_init()</text:p><draw:enhanced-geometry svg:viewBox="0 0 21600 21600" draw:type="rectangle" draw:enhanced-path="M 0 0 L 21600 0 21600 21600 0 21600 0 0 Z N"/></draw:custom-shape><draw:custom-shape text:anchor-type="paragraph" draw:z-index="64" draw:name="Shape37" draw:style-name="gr32" draw:text-style-name="P8" svg:width="5.292cm" svg:height="1.826cm" svg:x="5.828cm" svg:y="11.936cm"><text:p text:style-name="P2">Main_System_Init()</text:p><draw:enhanced-geometry svg:viewBox="0 0 21600 21600" draw:type="rectangle" draw:enhanced-path="M 0 0 L 21600 0 21600 21600 0 21600 0 0 Z N"/></draw:custom-shape><draw:custom-shape text:anchor-type="paragraph" draw:z-index="63" draw:name="Shape37" draw:style-name="gr32" draw:text-style-name="P8" svg:width="5.292cm" svg:height="1.826cm" svg:x="5.801cm" svg:y="14.952cm"><text:p text:style-name="P2">Main_Ventilation_Init()</text:p><draw:enhanced-geometry svg:viewBox="0 0 21600 21600" draw:type="rectangle" draw:enhanced-path="M 0 0 L 21600 0 21600 21600 0 21600 0 0 Z N"/></draw:custom-shape><draw:custom-shape text:anchor-type="paragraph" draw:z-index="65" draw:name="Shape37" draw:style-name="gr32" draw:text-style-name="P8" svg:width="5.292cm" svg:height="1.826cm" svg:x="6.119cm" svg:y="20.8cm"><text:p text:style-name="P2">Drv_Event_Init()</text:p><draw:enhanced-geometry svg:viewBox="0 0 21600 21600" draw:type="rectangle" draw:enhanced-path="M 0 0 L 21600 0 21600 21600 0 21600 0 0 Z N"/></draw:custom-shape><draw:line text:anchor-type="paragraph" draw:z-index="66" draw:name="Shape31" draw:style-name="gr3" draw:text-style-name="P2" svg:x1="7.918cm" svg:y1="7.862cm" svg:x2="7.892cm" svg:y2="9.211cm"><text:p/></draw:line><draw:line text:anchor-type="paragraph" draw:z-index="67" draw:name="Shape31" draw:style-name="gr3" draw:text-style-name="P2" svg:x1="7.971cm" svg:y1="4.925cm" svg:x2="7.971cm" svg:y2="6.116cm"><text:p/></draw:line><draw:line text:anchor-type="paragraph" draw:z-index="68" draw:name="Shape31" draw:style-name="gr3" draw:text-style-name="P2" svg:x1="7.997cm" svg:y1="1.961cm" svg:x2="7.997cm" svg:y2="3.019cm"><text:p/></draw:line><draw:line text:anchor-type="paragraph" draw:z-index="70" draw:name="Shape31" draw:style-name="gr3" draw:text-style-name="P2" svg:x1="8.05cm" svg:y1="13.762cm" svg:x2="8.024cm" svg:y2="14.794cm"><text:p/></draw:line><draw:line text:anchor-type="paragraph" draw:z-index="71" draw:name="Shape31" draw:style-name="gr3" draw:text-style-name="P2" svg:x1="8.023cm" svg:y1="22.625cm" svg:x2="7.997cm" svg:y2="23.657cm"><text:p/></draw:line><draw:line text:anchor-type="paragraph" draw:z-index="72" draw:name="Shape31" draw:style-name="gr3" draw:text-style-name="P2" svg:x1="7.944cm" svg:y1="19.556cm" svg:x2="7.918cm" svg:y2="20.588cm"><text:p/></draw:line><draw:line text:anchor-type="paragraph" draw:z-index="73" draw:name="Shape31" draw:style-name="gr3" draw:text-style-name="P2" svg:x1="8.05cm" svg:y1="16.778cm" svg:x2="8.024cm" svg:y2="17.81cm"><text:p/></draw:line><draw:custom-shape text:anchor-type="paragraph" draw:z-index="74" draw:name="Shape34" draw:style-name="gr29" draw:text-style-name="P8" svg:width="1.43cm" svg:height="1.43cm" svg:x="7.23cm" svg:y="23.763cm"><text:p text:style-name="P2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75" draw:name="Shape34" draw:style-name="gr29" draw:text-style-name="P8" svg:width="1.43cm" svg:height="1.43cm" svg:x="7.23cm" svg:y="-0.3cm"><text:p text:style-name="P2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name="Shape37" draw:style-name="gr32" draw:text-style-name="P8" svg:width="5.292cm" svg:height="1.826cm" svg:x="5.166cm" svg:y="2.2cm"><text:p text:style-name="P2">End of Initialization watchdog</text:p><text:p text:style-name="P2">Is allowed.</text:p><draw:enhanced-geometry svg:viewBox="0 0 21600 21600" draw:type="rectangle" draw:enhanced-path="M 0 0 L 21600 0 21600 21600 0 21600 0 0 Z N"/></draw:custom-shape><draw:custom-shape text:anchor-type="paragraph" draw:z-index="77" draw:name="Shape37" draw:style-name="gr33" draw:text-style-name="P3" svg:width="5.294cm" svg:height="1.828cm" svg:x="5.299cm" svg:y="13.788cm"><text:p text:style-name="P2"><text:span text:style-name="T1">A specific ventilation are</text:span></text:p><text:p text:style-name="P2"><text:span text:style-name="T1">Lauched.</text:span></text:p><draw:enhanced-geometry svg:viewBox="0 0 21600 21600" draw:type="rectangle" draw:enhanced-path="M 0 0 L 21600 0 21600 21600 0 21600 0 0 Z N"/></draw:custom-shape><draw:custom-shape text:anchor-type="paragraph" draw:z-index="78" draw:name="Shape38" draw:style-name="gr34" draw:text-style-name="P5" svg:width="7.277cm" svg:height="2.885cm" svg:x="4.267cm" svg:y="5.521cm"><text:p>If the Inhibition</text:p><text:p>Key press with</text:p><text:p>No unvolantary sto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9" draw:name="Shape38" draw:style-name="gr34" draw:text-style-name="P5" svg:width="7.277cm" svg:height="2.885cm" svg:x="4.452cm" svg:y="9.754cm"><text:p>If the Inhibition</text:p><text:p>Key press with</text:p><text:p>No unvolantary sto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0" draw:name="Shape37" draw:style-name="gr33" draw:text-style-name="P3" svg:width="5.294cm" svg:height="1.828cm" svg:x="12.522cm" svg:y="8.285cm"><text:p text:style-name="P2"><text:span text:style-name="T1">SCHED_Setup_main()</text:span></text:p><draw:enhanced-geometry svg:viewBox="0 0 21600 21600" draw:type="rectangle" draw:enhanced-path="M 0 0 L 21600 0 21600 21600 0 21600 0 0 Z N"/></draw:custom-shape><draw:line text:anchor-type="paragraph" draw:z-index="81" draw:name="Shape31" draw:style-name="gr3" draw:text-style-name="P2" svg:x1="8.023cm" svg:y1="12.756cm" svg:x2="7.997cm" svg:y2="13.788cm"><text:p/></draw:line><draw:line text:anchor-type="paragraph" draw:z-index="82" draw:name="Shape31" draw:style-name="gr3" draw:text-style-name="P2" svg:x1="7.945cm" svg:y1="8.405cm" svg:x2="8.051cm" svg:y2="9.754cm"><text:p/></draw:line><draw:line text:anchor-type="paragraph" draw:z-index="83" draw:name="Shape31" draw:style-name="gr3" draw:text-style-name="P2" svg:x1="7.945cm" svg:y1="4.025cm" svg:x2="7.945cm" svg:y2="5.521cm"><text:p/></draw:line><draw:line text:anchor-type="paragraph" draw:z-index="84" draw:name="Shape39" draw:style-name="gr25" draw:text-style-name="P2" svg:x1="11.543cm" svg:y1="6.95cm" svg:x2="15.036cm" svg:y2="6.95cm"><text:p/></draw:line><draw:line text:anchor-type="paragraph" draw:z-index="85" draw:name="Shape39" draw:style-name="gr25" draw:text-style-name="P2" svg:x1="11.728cm" svg:y1="11.21cm" svg:x2="15.221cm" svg:y2="11.21cm"><text:p/></draw:line><draw:line text:anchor-type="paragraph" draw:z-index="86" draw:name="Shape40" draw:style-name="gr3" draw:text-style-name="P2" svg:x1="15.221cm" svg:y1="11.209cm" svg:x2="15.221cm" svg:y2="10.112cm"><text:p/></draw:line><draw:line text:anchor-type="paragraph" draw:z-index="87" draw:name="Shape41" draw:style-name="gr3" draw:text-style-name="P2" svg:x1="15.035cm" svg:y1="6.95cm" svg:x2="15.009cm" svg:y2="8.285cm"><text:p/></draw:line><draw:line text:anchor-type="paragraph" draw:z-index="88" draw:name="Shape42" draw:style-name="gr3" draw:text-style-name="P2" svg:x1="7.865cm" svg:y1="1.129cm" svg:x2="7.891cm" svg:y2="2.2cm"><text:p/></draw:line><draw:line text:anchor-type="paragraph" draw:z-index="89" draw:name="Shape31" draw:style-name="gr3" draw:text-style-name="P2" svg:x1="8.05cm" svg:y1="15.616cm" svg:x2="8.024cm" svg:y2="16.648cm"><text:p/></draw:line><draw:custom-shape text:anchor-type="paragraph" draw:z-index="90" draw:name="Shape43" draw:style-name="gr35" draw:text-style-name="P5" svg:width="4.472cm" svg:height="1.615cm" svg:x="5.907cm" svg:y="16.686cm"><text:p text:style-name="P2"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marker draw:name="Arrowheads_20_3" draw:display-name="Arrowheads 3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9:56:02.625470735</meta:creation-date>
    <dc:date>2020-12-10T13:11:12.827685213</dc:date>
    <meta:editing-duration>PT21M2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7" meta:paragraph-count="1" meta:word-count="0" meta:character-count="2" meta:non-whitespace-character-count="0"/>
  </office:meta>
</office:document-meta>
</file>